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ContentTypeResolverTests.createExchange(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ContentTypeResolverTests.resolveKeyThroughMediaTyp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eterContentTypeResolverTests.resolveKeyIsCaseInsen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ameterContentTypeResolverTests.resolveKeyFromRegist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ameterContentTypeResolverTests.no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eterContentTypeResolverTests.noMatchFor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